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pranq eco sans" svg:font-family="'Spranq eco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6" table:default-cell-style-name="ce1"/>
        <table:table-row table:style-name="ro1"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pranq eco sans" svg:font-family="'Spranq eco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Spranq eco sans" fo:language="pt" fo:country="BR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 style:data-style-name="N2" text:time-value="18:00:22.07634644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17:53:59.064159225</meta:creation-date>
    <dc:date>2017-06-13T18:01:14.208500604</dc:date>
    <meta:editing-duration>PT6M54S</meta:editing-duration>
    <meta:editing-cycles>2</meta:editing-cycles>
    <meta:generator>LibreOffice/5.1.2.2$Linux_X86_64 LibreOffice_project/10m0$Build-2</meta:generator>
    <meta:document-statistic meta:table-count="1" meta:cell-count="256" meta:object-count="0"/>
  </office:meta>
</office:document-meta>
</file>